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2" style:family="paragraph" style:parent-style-name="Standard">
      <style:paragraph-properties fo:text-align="center" style:justify-single-word="false" style:text-autospace="none"/>
      <style:text-properties style:font-name="Verdana" fo:font-size="11pt" style:font-name-asian="NimbusSanL-Regu" style:font-size-asian="11pt" style:font-name-complex="NimbusSanL-Regu" style:font-size-complex="11pt"/>
    </style:style>
    <style:style style:name="P3" style:family="paragraph" style:parent-style-name="Standard">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4" style:family="paragraph" style:parent-style-name="Standard">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5" style:family="paragraph" style:parent-style-name="Standard">
      <style:paragraph-properties fo:text-align="justify"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6" style:family="paragraph" style:parent-style-name="Standard">
      <style:paragraph-properties fo:text-align="justify" style:justify-single-word="false" style:text-autospace="none"/>
      <style:text-properties style:font-name="Verdana" fo:font-size="11pt" fo:font-weight="bold" style:font-name-asian="NimbusSanL-Regu" style:font-size-asian="11pt" style:font-weight-asian="bold" style:font-name-complex="NimbusSanL-Regu" style:font-size-complex="11pt" style:font-weight-complex="bold"/>
    </style:style>
    <style:style style:name="P7" style:family="paragraph" style:parent-style-name="Standard">
      <style:paragraph-properties fo:text-align="center" style:justify-single-word="false" style:text-autospace="none"/>
      <style:text-properties style:font-name="Verdana" fo:font-size="20pt" style:font-name-asian="NimbusSanL-Regu" style:font-size-asian="20pt" style:font-name-complex="NimbusSanL-Regu" style:font-size-complex="20pt"/>
    </style:style>
    <style:style style:name="P8" style:family="paragraph" style:parent-style-name="Standard">
      <style:paragraph-properties fo:text-align="center" style:justify-single-word="false" style:text-autospace="none"/>
      <style:text-properties style:font-name="Verdana" fo:font-size="20pt" style:text-underline-style="solid" style:text-underline-width="auto" style:text-underline-color="font-color" style:font-name-asian="NimbusSanL-Regu" style:font-size-asian="20pt" style:font-name-complex="NimbusSanL-Regu" style:font-size-complex="20pt"/>
    </style:style>
    <style:style style:name="P9" style:family="paragraph" style:parent-style-name="Standard">
      <style:paragraph-properties fo:text-align="justify" style:justify-single-word="false" style:text-autospace="none"/>
      <style:text-properties style:font-name="Verdana" fo:font-size="11.5pt" style:font-name-asian="NimbusSanL-Regu" style:font-size-asian="11.5pt" style:font-name-complex="NimbusSanL-Regu" style:font-size-complex="11.5pt"/>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fo:text-align="start" style:justify-single-word="false" style:text-autospace="none"/>
      <style:text-properties style:font-name="Arial" fo:font-size="11pt" fo:font-weight="normal" style:font-name-asian="NimbusSanL-Regu" style:font-size-asian="11pt" style:font-weight-asian="normal" style:font-name-complex="NimbusSanL-Regu" style:font-size-complex="11pt" style:font-weight-complex="normal"/>
    </style:style>
    <style:style style:name="P12" style:family="paragraph" style:parent-style-name="Standard">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13" style:family="paragraph" style:parent-style-name="Standard">
      <style:paragraph-properties fo:text-align="justify" style:justify-single-word="false" style:text-autospace="none"/>
    </style:style>
    <style:style style:name="P14" style:family="paragraph" style:parent-style-name="Standard" style:list-style-name="L1">
      <style:paragraph-properties fo:text-align="justify"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15" style:family="paragraph" style:parent-style-name="Standard" style:list-style-name="L1">
      <style:paragraph-properties fo:text-align="start"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16" style:family="paragraph" style:parent-style-name="Standard" style:list-style-name="L1">
      <style:paragraph-properties fo:text-align="justify" style:justify-single-word="false" style:text-autospace="none"/>
      <style:text-properties style:font-name="Verdana" fo:font-size="13pt" fo:font-style="normal" fo:font-weight="bold" style:font-name-asian="NimbusSanL-Regu" style:font-size-asian="13pt" style:font-style-asian="normal" style:font-weight-asian="bold" style:font-name-complex="NimbusSanL-Regu" style:font-size-complex="13pt" style:font-style-complex="normal" style:font-weight-complex="bold"/>
    </style:style>
    <style:style style:name="P17" style:family="paragraph" style:parent-style-name="Standard" style:list-style-name="L2">
      <style:paragraph-properties fo:text-align="justify" style:justify-single-word="false" style:text-autospace="none"/>
      <style:text-properties style:font-name="Verdana" fo:font-size="11.5pt" style:font-name-asian="NimbusSanL-Regu" style:font-size-asian="11.5pt" style:font-name-complex="NimbusSanL-Regu" style:font-size-complex="11.5pt"/>
    </style:style>
    <style:style style:name="P18" style:family="paragraph" style:parent-style-name="Standard" style:list-style-name="L1">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19" style:family="paragraph" style:parent-style-name="Standard" style:list-style-name="L3">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20" style:family="paragraph" style:parent-style-name="Standard" style:list-style-name="L4">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21" style:family="paragraph" style:parent-style-name="Standard" style:list-style-name="L7">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22" style:family="paragraph" style:parent-style-name="Standard" style:list-style-name="L8">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23" style:family="paragraph" style:parent-style-name="Standard">
      <style:paragraph-properties fo:text-align="justify" style:justify-single-word="false" style:text-autospace="none"/>
      <style:text-properties style:font-name="Verdana" fo:font-size="11pt" style:font-name-asian="NimbusSanL-Regu" style:font-size-asian="11pt" style:font-name-complex="NimbusSanL-Regu" style:font-size-complex="11pt"/>
    </style:style>
    <style:style style:name="P24" style:family="paragraph" style:parent-style-name="Standard" style:list-style-name="L1">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5" style:family="paragraph" style:parent-style-name="Standard" style:list-style-name="L5">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6" style:family="paragraph" style:parent-style-name="Standard">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7" style:family="paragraph" style:parent-style-name="Standard" style:list-style-name="L10">
      <style:paragraph-properties fo:text-align="justify"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8" style:family="paragraph" style:parent-style-name="Standard" style:list-style-name="L10">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29" style:family="paragraph" style:parent-style-name="Standard" style:list-style-name="L6">
      <style:paragraph-properties fo:text-align="justify" style:justify-single-word="false" style:text-autospace="none"/>
      <style:text-properties style:font-name="Verdana" fo:font-size="11pt" fo:font-style="italic" fo:font-weight="normal" style:font-name-asian="NimbusSanL-Regu" style:font-size-asian="11pt" style:font-style-asian="italic" style:font-weight-asian="normal" style:font-name-complex="NimbusSanL-Regu" style:font-size-complex="11pt" style:font-style-complex="italic" style:font-weight-complex="normal"/>
    </style:style>
    <style:style style:name="P30" style:family="paragraph" style:parent-style-name="Standard" style:list-style-name="L1">
      <style:paragraph-properties fo:text-align="justify" style:justify-single-word="false" style:text-autospace="none"/>
      <style:text-properties style:font-name="Verdana" fo:font-size="11pt" fo:language="zxx" fo:country="none" style:text-underline-style="solid" style:text-underline-width="auto" style:text-underline-color="font-color" fo:font-weight="normal" style:font-name-asian="NimbusSanL-Regu" style:font-size-asian="11pt" style:font-weight-asian="normal" style:font-name-complex="NimbusSanL-Regu" style:font-size-complex="11pt" style:font-weight-complex="normal"/>
    </style:style>
    <style:style style:name="P31" style:family="paragraph" style:parent-style-name="Standard" style:list-style-name="L1">
      <style:paragraph-properties fo:text-align="justify" style:justify-single-word="false" style:text-autospace="none"/>
      <style:text-properties style:font-name="Verdana" fo:font-size="11pt" fo:language="zxx" fo:country="none" fo:font-weight="normal" style:font-name-asian="NimbusSanL-Regu" style:font-size-asian="11pt" style:font-weight-asian="normal" style:font-name-complex="NimbusSanL-Regu" style:font-size-complex="11pt" style:font-weight-complex="normal"/>
    </style:style>
    <style:style style:name="P32" style:family="paragraph" style:parent-style-name="Standard">
      <style:paragraph-properties fo:text-align="justify"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33" style:family="paragraph" style:parent-style-name="Standard" style:list-style-name="L1">
      <style:paragraph-properties fo:text-align="justify" style:justify-single-word="false" style:text-autospace="none"/>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P34" style:family="paragraph" style:parent-style-name="Standard" style:list-style-name="L6">
      <style:paragraph-properties fo:text-align="justify" style:justify-single-word="false" style:text-autospace="none"/>
      <style:text-properties fo:font-style="italic" style:font-style-asian="italic" style:font-style-complex="italic"/>
    </style:style>
    <style:style style:name="P35" style:family="paragraph" style:parent-style-name="Standard">
      <style:paragraph-properties fo:text-align="start" style:justify-single-word="false" style:text-autospace="none"/>
      <style:text-properties style:font-name="Arial" fo:font-size="11pt" fo:font-weight="normal" style:font-name-asian="NimbusSanL-Regu" style:font-size-asian="11pt" style:font-weight-asian="normal" style:font-name-complex="NimbusSanL-Regu" style:font-size-complex="11pt" style:font-weight-complex="normal"/>
    </style:style>
    <style:style style:name="P36" style:family="paragraph" style:parent-style-name="Standard" style:list-style-name="L9">
      <style:paragraph-properties fo:text-align="justify" style:justify-single-word="false" style:text-autospace="none"/>
      <style:text-properties style:font-name="Arial" fo:font-size="11pt" style:font-name-asian="NimbusSanL-Regu" style:font-size-asian="11pt" style:font-name-complex="NimbusSanL-Regu" style:font-size-complex="11pt"/>
    </style:style>
    <style:style style:name="P37" style:family="paragraph" style:parent-style-name="Standard" style:list-style-name="L8">
      <style:paragraph-properties fo:text-align="start" style:justify-single-word="false" style:text-autospace="none"/>
      <style:text-properties style:font-name="Arial"/>
    </style:style>
    <style:style style:name="P38" style:family="paragraph" style:parent-style-name="Standard" style:list-style-name="L8">
      <style:paragraph-properties fo:text-align="start" style:justify-single-word="false" style:text-autospace="none"/>
      <style:text-properties style:font-name="Arial" fo:font-size="10pt" style:font-size-asian="10pt" style:font-size-complex="10pt"/>
    </style:style>
    <style:style style:name="P39" style:family="paragraph" style:parent-style-name="Standard" style:list-style-name="L7">
      <style:paragraph-properties fo:text-align="justify" style:justify-single-word="false" style:text-autospace="none"/>
    </style:style>
    <style:style style:name="P40" style:family="paragraph" style:parent-style-name="Standard" style:list-style-name="L8">
      <style:paragraph-properties fo:text-align="justify" style:justify-single-word="false" style:text-autospace="none"/>
    </style:style>
    <style:style style:name="P41" style:family="paragraph" style:parent-style-name="Standard">
      <style:paragraph-properties fo:text-align="justify" style:justify-single-word="false" style:text-autospace="none"/>
    </style:style>
    <style:style style:name="P42" style:family="paragraph" style:parent-style-name="Standard" style:list-style-name="L8">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43" style:family="paragraph" style:parent-style-name="Standard" style:list-style-name="L8">
      <style:paragraph-properties fo:text-align="justify" style:justify-single-word="false" style:text-autospace="none"/>
      <style:text-properties style:use-window-font-color="true" style:font-name="Verdana" fo:font-size="11pt" fo:language="zxx" fo:country="none" style:font-size-asian="11pt" style:font-size-complex="11pt"/>
    </style:style>
    <style:style style:name="P44" style:family="paragraph" style:parent-style-name="Standard" style:list-style-name="L8">
      <style:paragraph-properties fo:text-align="start" style:justify-single-word="false" style:text-autospace="none"/>
      <style:text-properties style:use-window-font-color="true" style:font-name="Verdana" fo:font-size="11pt" fo:language="zxx" fo:country="none" style:font-size-asian="11pt" style:font-size-complex="11pt"/>
    </style:style>
    <style:style style:name="P45" style:family="paragraph" style:parent-style-name="Standard" style:list-style-name="L8">
      <style:paragraph-properties fo:text-align="start" style:justify-single-word="false" style:text-autospace="none"/>
      <style:text-properties fo:color="#000000" style:font-name="Arial" fo:font-size="10pt" fo:language="zxx" fo:country="none" style:font-size-asian="10pt" style:font-size-complex="10pt"/>
    </style:style>
    <style:style style:name="P46" style:family="paragraph" style:parent-style-name="Standard" style:list-style-name="L8">
      <style:paragraph-properties fo:text-align="start" style:justify-single-word="false" style:text-autospace="none"/>
      <style:text-properties fo:color="#008000" style:font-name="Arial" fo:font-size="10pt" fo:language="zxx" fo:country="none" style:font-size-asian="10pt" style:font-size-complex="10pt"/>
    </style:style>
    <style:style style:name="P47" style:family="paragraph" style:parent-style-name="Standard" style:list-style-name="L1">
      <style:paragraph-properties fo:text-align="justify" style:justify-single-word="false" style:text-autospace="none"/>
      <style:text-properties fo:font-size="11pt" style:font-size-asian="11pt" style:font-size-complex="11pt"/>
    </style:style>
    <style:style style:name="T1" style:family="text">
      <style:text-properties fo:font-size="11.5pt" style:font-size-asian="11.5pt" style:font-size-complex="11.5pt"/>
    </style:style>
    <style:style style:name="T2" style:family="text">
      <style:text-properties style:font-name="Verdana" fo:font-size="11pt" style:font-name-asian="NimbusSanL-Regu" style:font-size-asian="11pt" style:font-name-complex="NimbusSanL-Regu" style:font-size-complex="11pt"/>
    </style:style>
    <style:style style:name="T3" style:family="text">
      <style:text-properties style:font-name="Verdana" fo:font-size="11pt" fo:font-weight="normal" style:font-name-asian="NimbusSanL-Regu" style:font-size-asian="11pt" style:font-weight-asian="normal" style:font-name-complex="NimbusSanL-Regu" style:font-size-complex="11pt" style:font-weight-complex="normal"/>
    </style:style>
    <style:style style:name="T4" style:family="text">
      <style:text-properties style:font-name="Verdana" fo:font-size="11pt" fo:font-style="normal" fo:font-weight="normal" style:font-name-asian="NimbusSanL-Regu" style:font-size-asian="11pt" style:font-style-asian="normal" style:font-weight-asian="normal" style:font-name-complex="NimbusSanL-Regu" style:font-size-complex="11pt" style:font-style-complex="normal" style:font-weight-complex="normal"/>
    </style:style>
    <style:style style:name="T5" style:family="text">
      <style:text-properties style:font-name="Verdana" fo:font-weight="normal" style:font-name-asian="NimbusSanL-Regu" style:font-weight-asian="normal" style:font-name-complex="NimbusSanL-Regu" style:font-weight-complex="normal"/>
    </style:style>
    <style:style style:name="T6" style:family="text">
      <style:text-properties style:font-name="Verdana" fo:font-size="10pt" fo:language="zxx" fo:country="none" fo:font-weight="normal" style:font-name-asian="NimbusSanL-Regu" style:font-size-asian="10pt" style:font-weight-asian="normal" style:font-name-complex="NimbusSanL-Regu" style:font-size-complex="10pt" style:font-weight-complex="normal"/>
    </style:style>
    <style:style style:name="T7" style:family="text">
      <style:text-properties style:font-name="Verdana" fo:language="zxx" fo:country="none" fo:font-weight="normal" style:font-name-asian="NimbusSanL-Regu" style:font-weight-asian="normal" style:font-name-complex="NimbusSanL-Regu" style:font-weight-complex="normal"/>
    </style:style>
    <style:style style:name="T8" style:family="text">
      <style:text-properties style:font-name="Arial"/>
    </style:style>
    <style:style style:name="T9" style:family="text">
      <style:text-properties style:font-name="Arial" fo:font-size="11pt" fo:font-weight="normal" style:font-name-asian="NimbusSanL-Regu" style:font-size-asian="11pt" style:font-weight-asian="normal" style:font-name-complex="NimbusSanL-Regu" style:font-size-complex="11pt" style:font-weight-complex="normal"/>
    </style:style>
    <style:style style:name="T10" style:family="text">
      <style:text-properties style:font-name="Arial" fo:font-size="11pt" style:font-name-asian="NimbusSanL-Regu" style:font-size-asian="11pt" style:font-name-complex="NimbusSanL-Regu" style:font-size-complex="11pt"/>
    </style:style>
    <style:style style:name="T11" style:family="text">
      <style:text-properties style:font-name="Arial" fo:font-size="11pt" fo:font-style="italic" style:font-name-asian="NimbusSanL-Regu" style:font-size-asian="11pt" style:font-style-asian="italic" style:font-name-complex="NimbusSanL-Regu" style:font-size-complex="11pt" style:font-style-complex="italic"/>
    </style:style>
    <style:style style:name="T12" style:family="text">
      <style:text-properties style:font-name="Arial" fo:font-size="10pt" fo:language="zxx" fo:country="none" fo:font-style="italic" style:font-size-asian="10pt" style:font-style-asian="italic" style:font-size-complex="10pt" style:font-style-complex="italic"/>
    </style:style>
    <style:style style:name="T13" style:family="text">
      <style:text-properties style:font-name="Arial" fo:font-style="italic" style:font-style-asian="italic" style:font-style-complex="italic"/>
    </style:style>
    <style:style style:name="T14" style:family="text">
      <style:text-properties fo:color="#0000ff" fo:font-size="10pt" fo:language="zxx" fo:country="none" style:font-size-asian="10pt" style:font-size-complex="10pt"/>
    </style:style>
    <style:style style:name="T15" style:family="text">
      <style:text-properties fo:color="#0000ff" fo:font-size="10pt" fo:language="zxx" fo:country="none" style:font-name-asian="NimbusSanL-Regu" style:font-size-asian="10pt" style:font-name-complex="NimbusSanL-Regu" style:font-size-complex="10pt"/>
    </style:style>
    <style:style style:name="T16" style:family="text">
      <style:text-properties fo:color="#0000ff" fo:language="zxx" fo:country="none"/>
    </style:style>
    <style:style style:name="T17" style:family="text">
      <style:text-properties fo:color="#0000ff" fo:language="zxx" fo:country="none" style:font-name-asian="NimbusSanL-Regu" style:font-name-complex="NimbusSanL-Regu"/>
    </style:style>
    <style:style style:name="T18" style:family="text">
      <style:text-properties style:use-window-font-color="true" fo:font-size="10pt" fo:language="zxx" fo:country="none" style:font-size-asian="10pt" style:font-size-complex="10pt"/>
    </style:style>
    <style:style style:name="T19" style:family="text">
      <style:text-properties style:use-window-font-color="true" fo:font-size="10pt" fo:language="zxx" fo:country="none" style:font-name-asian="NimbusSanL-Regu" style:font-size-asian="10pt" style:font-name-complex="NimbusSanL-Regu" style:font-size-complex="10pt"/>
    </style:style>
    <style:style style:name="T20" style:family="text">
      <style:text-properties style:use-window-font-color="true" fo:language="zxx" fo:country="none"/>
    </style:style>
    <style:style style:name="T21" style:family="text">
      <style:text-properties style:use-window-font-color="true" fo:language="zxx" fo:country="none" style:font-name-asian="NimbusSanL-Regu" style:font-name-complex="NimbusSanL-Regu"/>
    </style:style>
    <style:style style:name="T22" style:family="text">
      <style:text-properties fo:color="#008000" fo:language="zxx" fo:country="none"/>
    </style:style>
    <style:style style:name="T23" style:family="text">
      <style:text-properties fo:color="#008000" fo:language="zxx" fo:country="none" style:font-name-asian="NimbusSanL-Regu" style:font-name-complex="NimbusSanL-Regu"/>
    </style:style>
    <style:style style:name="T24" style:family="text">
      <style:text-properties fo:color="#a31515" fo:language="zxx" fo:country="none"/>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1">Michał Andrzejewski<text:tab/><text:tab/><text:tab/><text:tab/><text:tab/><text:tab/><text:tab/><text:tab/>31.05.2010</text:p>
      <text:p text:style-name="P1">Aleksy Barcz<text:tab/><text:tab/><text:tab/><text:tab/><text:tab/><text:tab/><text:tab/><text:tab/><text:tab/><text:tab/>Warszaw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StlContainers</text:p>
      <text:p text:style-name="P8"/>
      <text:p text:style-name="P7">Dokumentacja końcow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Wydział Elektroniki i Technik Informacyjnych - Politechnika Warszawska</text:p>
      <text:p text:style-name="P2">Projekt z przedmiotu (Średnio)zaawansowane Programowanie w C++</text:p>
      <text:list xml:id="list2150732104" text:style-name="L1">
        <text:list-item>
          <text:p text:style-name="P14"><text:soft-page-break/>Skład zespołu</text:p>
          <text:p text:style-name="P14"/>
        </text:list-item>
      </text:list>
      <text:p text:style-name="P3"><text:tab/><text:span text:style-name="T1">— Michał Andrzejewski - kontrola jakości, dokumentacja, programista, tester</text:span></text:p>
      <text:list xml:id="list629261735" text:style-name="L2">
        <text:list-item>
          <text:list>
            <text:list-item>
              <text:p text:style-name="P17">Aleksy Barcz - właściciel projektu, koordynator, programista, tester</text:p>
            </text:list-item>
          </text:list>
        </text:list-item>
      </text:list>
      <text:p text:style-name="P3"/>
      <text:list xml:id="list950117545" text:continue-list="list2150732104" text:style-name="L1">
        <text:list-item>
          <text:p text:style-name="P14">Cel projektu</text:p>
          <text:p text:style-name="P14"/>
          <text:p text:style-name="P18">Biblioteka StlContainers ma na celu:</text:p>
          <text:p text:style-name="P18"/>
        </text:list-item>
      </text:list>
      <text:list xml:id="list254557466" text:style-name="L3">
        <text:list-item>
          <text:list>
            <text:list-item>
              <text:p text:style-name="P19">umożliwienie programiście wykorzystania kontenerów biblioteki standardowej C++:</text:p>
            </text:list-item>
          </text:list>
        </text:list-item>
      </text:list>
      <text:list xml:id="list1947809679" text:continue-list="list950117545" text:style-name="L1">
        <text:list-item>
          <text:list>
            <text:list-item>
              <text:list>
                <text:list-header>
                  <text:p text:style-name="P18">- std::vector</text:p>
                  <text:p text:style-name="P18">- std::map</text:p>
                  <text:p text:style-name="P18">- std::set</text:p>
                </text:list-header>
              </text:list>
              <text:p text:style-name="P18">w kodzie napisanym w Pythonie stosując typowe dla Pythona metody, takie jak <text:span text:style-name="T25">append(), len</text:span> itp.</text:p>
            </text:list-item>
          </text:list>
          <text:p text:style-name="P18"/>
        </text:list-item>
      </text:list>
      <text:list xml:id="list701417092" text:style-name="L4">
        <text:list-item>
          <text:list>
            <text:list-item>
              <text:p text:style-name="P20">dostarczenie narzędzi do łatwej konwersji pomiędzy kontenerami Pythona a kontenerami STL:</text:p>
            </text:list-item>
          </text:list>
        </text:list-item>
      </text:list>
      <text:list xml:id="list1521192782" text:continue-list="list1947809679" text:style-name="L1">
        <text:list-item>
          <text:list>
            <text:list-item>
              <text:list>
                <text:list-header>
                  <text:p text:style-name="P18">- std::vector<text:tab/><text:tab/>&lt;-&gt;<text:tab/><text:tab/>Python list</text:p>
                  <text:p text:style-name="P18">- std::map<text:tab/><text:tab/>&lt;-&gt;<text:tab/><text:tab/>Python dict</text:p>
                  <text:p text:style-name="P18">- std::set<text:tab/><text:tab/>&lt;-&gt;<text:tab/><text:tab/>Python list</text:p>
                </text:list-header>
              </text:list>
            </text:list-item>
          </text:list>
        </text:list-item>
      </text:list>
      <text:p text:style-name="P3"/>
      <text:p text:style-name="P3"><text:tab/>Cele te realizowane są przy wykorzystaniu istniejących mechanizmów biblioteki <text:tab/>boost::python i rozwiązań własnych.</text:p>
      <text:p text:style-name="P3"/>
      <text:p text:style-name="P3"><text:tab/>Stworzenie takiej biblioteki ułatwi tworzenie złożonych programów, które <text:tab/>wymagają sprawnego przesyłania kontenerów wraz z danymi pomiędzy <text:tab/>fragmentami kodu napisanymi w różnych językach. Przykładem może być <text:tab/>aplikacja w C++, która korzystając z zewnetrznych bibliotek zajmuje się <text:tab/>pobieraniem danych z urządzenia (na przykład czujnika temperatury). Dane te <text:tab/>są następnie przetwarzane przez algorytm napisany w języku Python, a <text:tab/>następnie publikowane w internecie przy użyciu platformy Django.</text:p>
      <text:p text:style-name="P1"/>
      <text:list xml:id="list885216714" text:continue-numbering="true" text:style-name="L1">
        <text:list-item>
          <text:p text:style-name="P14">Udostępnienie kontenerów STL w Pythonie - zestaw wrapperów</text:p>
          <text:p text:style-name="P14"/>
          <text:p text:style-name="P24">Do udostępnienia pod Pythonem kontenerów STL wykorzystany został mechanizm <text:span text:style-name="T13">boost::python::class_</text:span><text:span text:style-name="T8">, </text:span>pozwalający opakowywać klasy C++ oraz stworzony zestaw szablonów:</text:p>
          <text:p text:style-name="P24"/>
        </text:list-item>
      </text:list>
      <text:list xml:id="list835520824" text:style-name="L5">
        <text:list-item>
          <text:list>
            <text:list-item>
              <text:list>
                <text:list-item>
                  <text:p text:style-name="P25">VectorWrapper</text:p>
                </text:list-item>
                <text:list-item>
                  <text:p text:style-name="P25">MapWrapper</text:p>
                </text:list-item>
                <text:list-item>
                  <text:p text:style-name="P25">SetWrapper</text:p>
                  <text:p text:style-name="P25"/>
                </text:list-item>
              </text:list>
            </text:list-item>
          </text:list>
        </text:list-item>
      </text:list>
      <text:p text:style-name="P4"><text:tab/>Każdy z tych szablonów pozwala w mocno zautomatyzowany sposób opakować </text:p>
      <text:p text:style-name="P4"><text:tab/>pożądaną konkretyzację kontenera dla danego typu/zestawu typów.</text:p>
      <text:p text:style-name="P13"><text:span text:style-name="T3"><text:tab/>Konkretyzacje dla kilku typów wbudowanych C++ oraz dla std::string zawiera <text:tab/>biblioteka StlContainers, co pozwala użytkownikowi korzystać z nich bez <text:tab/>znajomości mechanizmów opakowywania poprzez zwykły </text:span><text:span text:style-name="T9">import. </text:span></text:p>
      <text:p text:style-name="P13"><text:span text:style-name="T9"/></text:p>
      <text:p text:style-name="P13"><text:span text:style-name="T9"/></text:p>
      <text:p text:style-name="P13"><text:span text:style-name="T9"/></text:p>
      <text:p text:style-name="P13"><text:soft-page-break/><text:span text:style-name="T9"><text:tab/>Do konkretyzacji zostały wybrane następujące kontenery i typy</text:span><text:span text:style-name="T3">:</text:span></text:p>
      <text:p text:style-name="P4"/>
      <text:list xml:id="list969772901" text:style-name="L6">
        <text:list-item>
          <text:list>
            <text:list-item>
              <text:list>
                <text:list-item>
                  <text:p text:style-name="P34"><text:span text:style-name="T3">vector&lt;int&gt;, vector&lt;double&gt; </text:span><text:span text:style-name="T4">oraz </text:span><text:span text:style-name="T3">vector&lt;std::string&gt;</text:span></text:p>
                </text:list-item>
                <text:list-item>
                  <text:p text:style-name="P34"><text:span text:style-name="T3">set&lt;int&gt;, set&lt;double&gt; </text:span><text:span text:style-name="T4">oraz </text:span><text:span text:style-name="T3">set&lt;std::string&gt;</text:span></text:p>
                </text:list-item>
                <text:list-item>
                  <text:p text:style-name="P34"><text:span text:style-name="T3">map&lt;int, std::string&gt; </text:span><text:span text:style-name="T4">oraz </text:span><text:span text:style-name="T3">map&lt;std::string, double&gt;</text:span></text:p>
                  <text:p text:style-name="P29"/>
                </text:list-item>
              </text:list>
            </text:list-item>
          </text:list>
        </text:list-item>
      </text:list>
      <text:p text:style-name="P13"><text:span text:style-name="T4"><text:tab/>Dla ww. kontenerów zostały napisane testy prezentujące ich działanie. Nic nie <text:tab/>stoi jednak na przeszkodzie aby do </text:span>StlContainers.cpp<text:span text:style-name="T4"> dodać inne konkretyzacje <text:tab/>typów w celu ułatwienia korzystania z nich w Pythonie. Dzięki zastosowaniu <text:tab/>opisanego wyżej mechanizmu możliwe jest napisanie poniższego kodu:</text:span></text:p>
      <text:p text:style-name="P13"><text:span text:style-name="T4"/></text:p>
      <text:p text:style-name="P10"><text:span text:style-name="T3"><text:tab/></text:span><text:span text:style-name="T9">import StlContainers</text:span></text:p>
      <text:p text:style-name="P11"><text:tab/>vector = StlContainers.vector_int()</text:p>
      <text:p text:style-name="P11"><text:tab/>vector.append(43)</text:p>
      <text:p text:style-name="P11"><text:tab/>print vector.__len__()<text:tab/><text:tab/>#len == 1</text:p>
      <text:p text:style-name="P11"><text:tab/>vector.print_()<text:tab/><text:tab/><text:tab/>#wypisuje zawartość wektora na ekran</text:p>
      <text:p text:style-name="P11"><text:tab/><text:tab/><text:tab/><text:tab/><text:tab/>#w konwencji Python'owego list </text:p>
      <text:p text:style-name="P3"/>
      <text:p text:style-name="P3"><text:tab/>Dla ilustracji sposobu udostępniania kontenera elementów własnego typu (bez <text:tab/>konkretyzacji w bibliotece) posłużymy się przykładem:</text:p>
      <text:p text:style-name="P3"><text:tab/></text:p>
      <text:p text:style-name="P3"><text:tab/>Mając klasę <text:span text:style-name="T25">Foo</text:span>, której kolekcję, np. <text:span text:style-name="T25">std::vector&lt;Foo&gt;</text:span> chcemy udostępnić pod <text:tab/>Pythonem, musimy: </text:p>
      <text:p text:style-name="P1"/>
      <text:list xml:id="list1053526754" text:style-name="L7">
        <text:list-item>
          <text:list>
            <text:list-item>
              <text:p text:style-name="P21">W zależności od tego, czy klasa Foo() oferuje operatory porównania i/lub</text:p>
              <text:p text:style-name="P39"><text:span text:style-name="T2">może być wypisywana na ekran poprzez </text:span><text:span text:style-name="T11">std::cout &lt;&lt; foo_instance;</text:span><text:span text:style-name="T10"> </text:span><text:span text:style-name="T2">należy ustawić właściwe parametry opakowywania, przed załączeniem plików </text:span><text:span text:style-name="T2">nagłówkowych dostarczanych przez bibliotekę.</text:span></text:p>
            </text:list-item>
          </text:list>
        </text:list-item>
      </text:list>
      <text:list xml:id="list44642526" text:style-name="L8">
        <text:list-item>
          <text:list>
            <text:list-header>
              <text:p text:style-name="P40"><text:span text:style-name="T2">Domyślny zestaw parametrów to: brak obsługi operatora porównania oraz </text:span><text:span text:style-name="T2">brak obsługi wypisywania na ekran.</text:span></text:p>
              <text:p text:style-name="P22">Jeśli jednak kolekcja elementów typu Foo() ma udostępniać pod Pythonem zestaw operacji zależnych od ww. parametrów, należy odpowiednio zdefiniować następujące stałe:</text:p>
              <text:p text:style-name="P22"/>
              <text:p text:style-name="P37"><text:span text:style-name="T15">#define</text:span><text:span text:style-name="T19"> STL_TO_PYTHON_CONTAINERS_COMPARABLE</text:span></text:p>
              <text:p text:style-name="P37"><text:span text:style-name="T14">#define</text:span><text:span text:style-name="T18"> STL_TO_PYTHON_CONTAINERS_PRINTABLE</text:span></text:p>
              <text:p text:style-name="P42"/>
            </text:list-header>
          </text:list>
        </text:list-item>
      </text:list>
      <text:list xml:id="list452277604" text:continue-list="list1053526754" text:style-name="L7">
        <text:list-item>
          <text:list>
            <text:list-item>
              <text:p text:style-name="P21">Załączyć plik nagłówkowy odpowiedniego wrappera (VectorWrapper, SetWrapper lub MapWrapper) oraz (w obrębie modułu <text:span text:style-name="T25">boost::python)</text:span> dokonać opakowania, podając nazwę dla widocznego pod Pythonem typu kolekcji.</text:p>
              <text:p text:style-name="P21"/>
            </text:list-item>
          </text:list>
        </text:list-item>
      </text:list>
      <text:list xml:id="list1541165705" text:continue-list="list44642526" text:style-name="L8">
        <text:list-item>
          <text:list>
            <text:list-header>
              <text:p text:style-name="P43">Poniższy przykładowy kod pokazuje jak opakować <text:span text:style-name="T25">std::vector&lt;Foo&gt;</text:span> jako <text:span text:style-name="T25">vector_foo</text:span>, zawarty w nowym w module Foo:</text:p>
              <text:p text:style-name="P44"/>
              <text:p text:style-name="P38"><text:span text:style-name="T17">#define</text:span><text:span text:style-name="T21"> STL_TO_PYTHON_CONTAINERS_COMPARABLE<text:tab/></text:span><text:span text:style-name="T23">//jeśli Foo porównywalna</text:span></text:p>
              <text:p text:style-name="P38"><text:span text:style-name="T16">#define</text:span><text:span text:style-name="T20"> STL_TO_PYTHON_CONTAINERS_PRINTABLE<text:tab/></text:span><text:span text:style-name="T22">//jeśli Foo wypisywalna</text:span></text:p>
              <text:p text:style-name="P38"><text:span text:style-name="T16">#include</text:span><text:span text:style-name="T20"> </text:span><text:span text:style-name="T24">&lt;boost/python/module.hpp&gt;</text:span></text:p>
              <text:p text:style-name="P38"><text:span text:style-name="T16">#include</text:span><text:span text:style-name="T20"> </text:span><text:span text:style-name="T24">"VectorWrapper_py.hpp"<text:tab/><text:tab/><text:tab/><text:tab/></text:span><text:span text:style-name="T22">//wrapper dla std::vector</text:span></text:p>
              <text:p text:style-name="P38"><text:span text:style-name="T16">#include</text:span><text:span text:style-name="T20"> </text:span><text:span text:style-name="T24">&lt;Foo.hpp&gt;</text:span><text:span text:style-name="T20"><text:tab/><text:tab/><text:tab/><text:tab/><text:tab/><text:tab/></text:span><text:span text:style-name="T22">//zewnętrzna definicja klasy Foo</text:span></text:p>
              <text:p text:style-name="P45">BOOST_PYTHON_MODULE(Foo) {</text:p>
              <text:list>
                <text:list-header>
                  <text:p text:style-name="P46">/* tu opakowanie klasy Foo, aby można było nią manipulować pod Pythonem */</text:p>
                  <text:p text:style-name="P46"/>
                  <text:p text:style-name="P38"><text:span text:style-name="T20">StlContainersWrappers::VectorWrapper&lt;Foo&gt;::wrap(</text:span><text:span text:style-name="T24">"vector_foo"</text:span><text:span text:style-name="T20">);<text:tab/><text:tab/><text:tab/></text:span></text:p>
                  <text:p text:style-name="P46">//opakowanie wektora Foo</text:p>
                  <text:p text:style-name="P42">}</text:p>
                </text:list-header>
              </text:list>
            </text:list-header>
          </text:list>
        </text:list-item>
      </text:list>
      <text:p text:style-name="P12"><text:soft-page-break/></text:p>
      <text:list xml:id="list144438910" text:continue-numbering="true" text:style-name="L8">
        <text:list-item>
          <text:list>
            <text:list-header>
              <text:p text:style-name="P43">Ograniczeniem wynikającym z wykorzystania kompilacji warunkowej dla</text:p>
              <text:p text:style-name="P43">rozróżnienia kolekcji elementów o różnych właściwościach jest fakt, że w obrębie jednego modułu mogą się znaleźć wyłącznie kolekcje elementów klas o tym samym zestawie właściwości (porównywalna, wypisywalna).</text:p>
              <text:p text:style-name="P43"/>
            </text:list-header>
          </text:list>
        </text:list-item>
      </text:list>
      <text:list xml:id="list1000974960" text:continue-list="list452277604" text:style-name="L7">
        <text:list-item>
          <text:list>
            <text:list-item>
              <text:p text:style-name="P21">Koniec. Kolekcja elementów naszej klasy Foo będzie widoczna po Pythonem po zaimportowaniu do niego modułu Foo, udostępniając interfejs analogiczny do opowiadającego typu kolekcji Pythona.</text:p>
            </text:list-item>
          </text:list>
        </text:list-item>
      </text:list>
      <text:p text:style-name="P3"/>
      <text:p text:style-name="P3"/>
      <text:list xml:id="list1935468886" text:continue-numbering="true" text:style-name="L7">
        <text:list-item>
          <text:list>
            <text:list-header>
              <text:p text:style-name="P21">Mechanizm ten, oprócz wykorzystania szybkości działania kontenerów STL pod Pythonem umożliwia również przekazywanie wypełnionych kolekcji pomiędzy Pythonem a C++.</text:p>
              <text:p text:style-name="P21">Jeśli pomimo wygodnego interfejsu wrappera, użytkownik będzie potrzebował przenieść uzyskane w ten sposób dane do kolekcji Pythona, może wykorzystać wygodne metody:</text:p>
              <text:p text:style-name="P21"/>
            </text:list-header>
          </text:list>
        </text:list-item>
      </text:list>
      <text:list xml:id="list1834976871" text:style-name="L9">
        <text:list-item>
          <text:list>
            <text:list-item>
              <text:p text:style-name="P36">VectorWrapper::get_list()</text:p>
            </text:list-item>
            <text:list-item>
              <text:p text:style-name="P36">MapWrapper::get_dict()</text:p>
            </text:list-item>
            <text:list-item>
              <text:p text:style-name="P36">SetWrapper::get_list()</text:p>
              <text:p text:style-name="P36"/>
            </text:list-item>
          </text:list>
        </text:list-item>
      </text:list>
      <text:list xml:id="list1626353606" text:continue-list="list1935468886" text:style-name="L7">
        <text:list-item>
          <text:list>
            <text:list-header>
              <text:p text:style-name="P21">z których dwie pierwsze zwracają gotowe odpowiednie kolekcje pythonowe, natomiast ostatnia zwraca listę, którą można jednym poleceniem przerobić na pythonowy set. </text:p>
            </text:list-header>
          </text:list>
        </text:list-item>
      </text:list>
      <text:p text:style-name="P3"/>
      <text:list xml:id="list1719127598" text:continue-list="list885216714" text:style-name="L1">
        <text:list-item>
          <text:p text:style-name="P14">Konwersje pomiędzy Pythonem a STL – konwertery</text:p>
          <text:p text:style-name="P14"/>
          <text:p text:style-name="P24">W celu konwersji kolekcji pythonowych na kolekcje STL, udostępnione zostały jawnie wywoływane konwertery:</text:p>
          <text:p text:style-name="P24"/>
        </text:list-item>
      </text:list>
      <text:list xml:id="list2152929128" text:style-name="L10">
        <text:list-item>
          <text:p text:style-name="P27">list -&gt; std::vector<text:tab/><text:tab/>:<text:tab/>PyListToVector </text:p>
        </text:list-item>
        <text:list-item>
          <text:p text:style-name="P27">list -&gt; std::set<text:tab/><text:tab/>:<text:tab/>PyListToSet </text:p>
        </text:list-item>
        <text:list-item>
          <text:p text:style-name="P27">dict -&gt; std::map<text:tab/><text:tab/>:<text:tab/>PyDictToMap.</text:p>
          <text:p text:style-name="P28"/>
        </text:list-item>
      </text:list>
      <text:list xml:id="list848102376" text:continue-list="list1719127598" text:style-name="L1">
        <text:list-header>
          <text:p text:style-name="P47"><text:span text:style-name="T5">Wykorzystują one interfejsy kolekcji: </text:span>boost::python::list<text:span text:style-name="T5"> oraz </text:span>boost::python::dict<text:span text:style-name="T5"> do łatwego przeniesienia całości kolekcji do kolekcji standardowej. </text:span><text:span text:style-name="T5">Wykorzystany mechanizm boost::python::extract umożliwił dość dokładną kontrolę typów przekazywanych elementów. Po określeniu, na kolekcję jakiego typu elementów ma być dokonana konwersja, użytkownik dostaje kolekcję zawierającą wszystkie elementy (pary elementów) podanego typu (typów) zawarte w kolekcji pythonowej. Mechanizm konwerterów umożliwia jawne informowanie użytkownika o odfiltrowanych elementach niewłaściwego typu poprzez ustawienie flagi </text:span><text:span text:style-name="T12">converterWarningsEnable</text:span><text:span text:style-name="T6"> </text:span><text:span text:style-name="T7">w pliku Flags.hpp.</text:span></text:p>
          <text:p text:style-name="P30"/>
          <text:p text:style-name="P30">Znane błędy:</text:p>
          <text:p text:style-name="P31">Próba konwersji typu<text:span text:style-name="T25"> long</text:span> na typ <text:span text:style-name="T25">int</text:span> kończy się rzuceniem wyjątku <text:span text:style-name="T25">Overflow Error</text:span>. Wynika to z niewłaściwego działania mechanizmu <text:span text:style-name="T25">extract</text:span> i nie może być skutecznie przechwycone po stronie biblioteki StlContainers.</text:p>
        </text:list-header>
      </text:list>
      <text:p text:style-name="P9"/>
      <text:list xml:id="list1136256455" text:continue-numbering="true" text:style-name="L1">
        <text:list-item>
          <text:p text:style-name="P14">Testy</text:p>
          <text:p text:style-name="P14"/>
          <text:p text:style-name="P24">Użyte testy wykonywane są za pomocą wbudowanego interpretera Pythona, co <text:soft-page-break/>umożliwia zarówno przeprowadzenie testów jednostkowych konkretnych wrapperów / mechanizmów konwersji, jak i proste testy przekazywania kolekcji pomiędzy C++ a Pythonem i vice versa. Testy jednostkowe, sprawdzające działanie wszystkich metod wrapperów i konwerterów umieszczone są w osobnym katalogu <text:span text:style-name="T25">tests/</text:span><text:span text:style-name="T27">. Za ich wykonanie odpowiada plik </text:span><text:span text:style-name="T25">External.cpp</text:span><text:span text:style-name="T27"> (po kompilacji: </text:span><text:span text:style-name="T25">External_tests). </text:span><text:span text:style-name="T27">W pliku </text:span><text:span text:style-name="T25">Embedded.cpp</text:span><text:span text:style-name="T27"> znajduje się dodatkowo przedstawienie łatwego sposobu przekazywania kontenerów wraz z ich zawartością pomiędzy C++ i Pythonem i odwrotnie. </text:span></text:p>
        </text:list-item>
      </text:list>
      <text:p text:style-name="P5"/>
      <text:p text:style-name="P5"/>
      <text:p text:style-name="P4"><text:span text:style-name="T27"><text:tab/>Pliki </text:span><text:span text:style-name="T25">Python_test_maps.py, Python_test_sets.py </text:span><text:span text:style-name="T27">oraz </text:span><text:span text:style-name="T25">Python_test_vectors.py</text:span><text:span text:style-name="T27"> <text:tab/>zawierają grupy testów sprawdzających działanie odpowiednich kontenerów <text:tab/>biblioteki STL w Pythonie. Kontenery przetestowano dla typów </text:span><text:span text:style-name="T25">int, double</text:span><text:span text:style-name="T27"> oraz <text:tab/></text:span><text:span text:style-name="T25">std::string.</text:span><text:span text:style-name="T27"> Testy zawierają funkcje, sprawdzające działanie wszystkich metod <text:tab/>kontenerów tj. tworzenie kontenera, dodawanie elementów, usuwanie <text:tab/>elementów itp.</text:span></text:p>
      <text:p text:style-name="P5"/>
      <text:p text:style-name="P4"><text:span text:style-name="T27"><text:tab/>Pliki </text:span><text:span text:style-name="T25">Python_test_vector_foobar.py </text:span><text:span text:style-name="T27">oraz </text:span><text:span text:style-name="T25">Python_test_vector_foo.py</text:span><text:span text:style-name="T27"> zawierają <text:tab/>podobne testy dla przykładowych klas użytkownika, przy czym klasa </text:span><text:span text:style-name="T25">Foobar</text:span><text:span text:style-name="T27"> <text:tab/>dostarcza operatora porównania, natomiast klasa </text:span><text:span text:style-name="T25">Foo</text:span><text:span text:style-name="T27"> nie.</text:span></text:p>
      <text:p text:style-name="P5"/>
      <text:list xml:id="list1030768244" text:continue-numbering="true" text:style-name="L1">
        <text:list-item>
          <text:p text:style-name="P16">Kompilacja i uruchomienie</text:p>
          <text:p text:style-name="P16"/>
          <text:p text:style-name="P24"><text:span text:style-name="T27">Kompilacja bibliotek i programów testujących odbywa sie poprzez mechanizm Scons, przez co cały proces jest zautomatyzowany i ogranicza się do jednego polecenia – </text:span><text:span text:style-name="T25">scons.</text:span><text:span text:style-name="T27"> W efekcie kompilacji powstają 3 biblioteki współdzielone – </text:span><text:span text:style-name="T25">libStlContainers.so</text:span><text:span text:style-name="T27">, </text:span><text:span text:style-name="T25">libFoo.so</text:span><text:span text:style-name="T27"> oraz </text:span><text:span text:style-name="T25">libFoobar.so. </text:span><text:span text:style-name="T27">Pierwsza zawiera konkretyzacje szablonów typów wbudowanych oraz std::string, dla których powstały testy. Dwie ostatnie zawierają konkretyzacje szablonów dwóch różnych typów użytkownika, z których jeden zawiera operator porównania a drugi nie. Po kompilacji powstają również pliki </text:span><text:span text:style-name="T25">External_tests </text:span><text:span text:style-name="T27">i</text:span><text:span text:style-name="T25"> Embedded_tests</text:span><text:span text:style-name="T27"> umożliwiające uruchomienie testów o których mowa w pkt. 5.</text:span></text:p>
          <text:p text:style-name="P33"/>
        </text:list-item>
        <text:list-item>
          <text:p text:style-name="P16">Dokumentacja</text:p>
          <text:p text:style-name="P16"/>
          <text:p text:style-name="P18">Kod źródłowy udokumentowany jest zgodnie ze standardem Doxygen, umożliwiając łatwe wygenerowanie dokumentacji HTML lub LaTeX.</text:p>
          <text:p text:style-name="P18"/>
        </text:list-item>
        <text:list-item>
          <text:p text:style-name="P14">Napotkane problemy, niezrealizowane założenia</text:p>
        </text:list-item>
      </text:list>
      <text:p text:style-name="P4"/>
      <text:p text:style-name="P6"><text:span text:style-name="T29"><text:tab/>Głównym problemem w trakcie tworzenia projektu była niepełna i nieco <text:tab/>chaotycznie napisana dokumentacja biblioteki </text:span><text:span text:style-name="T26">Boost.Python</text:span><text:span text:style-name="T28">. Wiele <text:tab/>mechanizmów było opisanych w sposób szczątkowy, a potrzebne informacje <text:tab/>często były znajdowane w innych miejscach, niż możnaby się tego spodziewać. <text:tab/>W dodatku wiele elementów tej <text:s/>biblioteki jest w fazie ciągłego rozwoju, za <text:tab/>czym nie nadąża lekko przestarzała dokumentacja.</text:span></text:p>
      <text:p text:style-name="P5"/>
      <text:p text:style-name="P6"><text:span text:style-name="T28"><text:tab/>Udało się z powodzeniem zrealizować założenia koncepcji i dokumentacji <text:tab/>wstępnej projektu z zastrzeżeniem, że zamiast kontenera </text:span><text:span text:style-name="T26">std::list</text:span><text:span text:style-name="T28"> został <text:tab/>opakowany i udostępniony kontener </text:span><text:span text:style-name="T26">std::map</text:span><text:span text:style-name="T28"> stanowiący większe wyzwanie <text:tab/>implementacyjne.</text:span></text:p>
      <text:list xml:id="list197544908" text:continue-numbering="true" text:style-name="L1">
        <text:list-header>
          <text:p text:style-name="P15"/>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b</meta:initial-creator>
    <meta:creation-date>2010-05-30T23:59:44.56</meta:creation-date>
    <dc:date>2010-06-02T22:39:41</dc:date>
    <meta:editing-duration>PT01H23M39S</meta:editing-duration>
    <meta:editing-cycles>14</meta:editing-cycles>
    <meta:generator>OpenOffice.org/3.2$Linux OpenOffice.org_project/320m12$Build-9483</meta:generator>
    <meta:document-statistic meta:table-count="0" meta:image-count="0" meta:object-count="0" meta:page-count="5" meta:paragraph-count="91" meta:word-count="1125" meta:character-count="9265"/>
    <meta:user-defined meta:name="Informacja 1"/>
    <meta:user-defined meta:name="Informacja 2"/>
    <meta:user-defined meta:name="Informacja 3"/>
    <meta:user-defined meta:name="Informacja 4"/>
  </office:meta>
</office:document-meta>
</file>